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050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15.87" calcext:value-type="float">
            <text:p>15.87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304 kWh</text:p>
          </table:table-cell>
          <table:table-cell office:value-type="float" office:value="2306.49" calcext:value-type="float">
            <text:p>2306.49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87.51" calcext:value-type="float">
            <text:p>387.51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T-1</text:p>
          </table:table-cell>
          <table:table-cell office:value-type="float" office:value="2986.8" calcext:value-type="float">
            <text:p>298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16.87" calcext:value-type="float">
            <text:p>16.87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260 kWh</text:p>
          </table:table-cell>
          <table:table-cell office:value-type="float" office:value="1965.5" calcext:value-type="float">
            <text:p>1965.5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2-01-2018</text:p>
          </table:table-cell>
          <table:table-cell office:value-type="float" office:value="335.71" calcext:value-type="float">
            <text:p>335.71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T-1</text:p>
          </table:table-cell>
          <table:table-cell office:value-type="float" office:value="2590.66" calcext:value-type="float">
            <text:p>2590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6.74" calcext:value-type="float">
            <text:p>16.74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343 kWh</text:p>
          </table:table-cell>
          <table:table-cell office:value-type="float" office:value="2582.37" calcext:value-type="float">
            <text:p>2582.3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29.01" calcext:value-type="float">
            <text:p>429.01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T-1</text:p>
          </table:table-cell>
          <table:table-cell office:value-type="float" office:value="3305.82" calcext:value-type="float">
            <text:p>3305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0.49" calcext:value-type="float">
            <text:p>10.49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292 kWh</text:p>
          </table:table-cell>
          <table:table-cell office:value-type="float" office:value="2188.95" calcext:value-type="float">
            <text:p>2188.9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69.25" calcext:value-type="float">
            <text:p>369.25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T-1</text:p>
          </table:table-cell>
          <table:table-cell office:value-type="float" office:value="2841.41" calcext:value-type="float">
            <text:p>284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1.03" calcext:value-type="float">
            <text:p>11.03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340 kWh</text:p>
          </table:table-cell>
          <table:table-cell office:value-type="float" office:value="2538.6" calcext:value-type="float">
            <text:p>2538.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22.07" calcext:value-type="float">
            <text:p>422.07</text:p>
          </table:table-cell>
          <table:table-cell office:value-type="float" office:value="27.86" calcext:value-type="float">
            <text:p>27.86</text:p>
          </table:table-cell>
          <table:table-cell office:value-type="string" calcext:value-type="string">
            <text:p>T-1</text:p>
          </table:table-cell>
          <table:table-cell office:value-type="float" office:value="3246.91" calcext:value-type="float">
            <text:p>3246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.23" calcext:value-type="float">
            <text:p>10.23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18 kWh</text:p>
          </table:table-cell>
          <table:table-cell office:value-type="float" office:value="2364.51" calcext:value-type="float">
            <text:p>2364.5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95.54" calcext:value-type="float">
            <text:p>395.54</text:p>
          </table:table-cell>
          <table:table-cell office:value-type="float" office:value="26.11" calcext:value-type="float">
            <text:p>26.11</text:p>
          </table:table-cell>
          <table:table-cell office:value-type="string" calcext:value-type="string">
            <text:p>T-1</text:p>
          </table:table-cell>
          <table:table-cell office:value-type="float" office:value="3042.72" calcext:value-type="float">
            <text:p>304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13.23" calcext:value-type="float">
            <text:p>13.23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358 kWh</text:p>
          </table:table-cell>
          <table:table-cell office:value-type="float" office:value="2651.27" calcext:value-type="float">
            <text:p>2651.27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38.84" calcext:value-type="float">
            <text:p>438.84</text:p>
          </table:table-cell>
          <table:table-cell office:value-type="float" office:value="28.97" calcext:value-type="float">
            <text:p>28.97</text:p>
          </table:table-cell>
          <table:table-cell office:value-type="string" calcext:value-type="string">
            <text:p>T-1</text:p>
          </table:table-cell>
          <table:table-cell office:value-type="float" office:value="3377.66" calcext:value-type="float">
            <text:p>3377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10.92" calcext:value-type="float">
            <text:p>10.92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370 kWh</text:p>
          </table:table-cell>
          <table:table-cell office:value-type="float" office:value="2728.89" calcext:value-type="float">
            <text:p>2728.89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50.44" calcext:value-type="float">
            <text:p>450.44</text:p>
          </table:table-cell>
          <table:table-cell office:value-type="float" office:value="29.73" calcext:value-type="float">
            <text:p>29.73</text:p>
          </table:table-cell>
          <table:table-cell office:value-type="string" calcext:value-type="string">
            <text:p>T-1</text:p>
          </table:table-cell>
          <table:table-cell office:value-type="float" office:value="3464.31" calcext:value-type="float">
            <text:p>3464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4.25" calcext:value-type="float">
            <text:p>14.25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403 kWh</text:p>
          </table:table-cell>
          <table:table-cell office:value-type="float" office:value="2918.76" calcext:value-type="float">
            <text:p>2918.76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79.06" calcext:value-type="float">
            <text:p>479.06</text:p>
          </table:table-cell>
          <table:table-cell office:value-type="float" office:value="31.62" calcext:value-type="float">
            <text:p>31.62</text:p>
          </table:table-cell>
          <table:table-cell office:value-type="string" calcext:value-type="string">
            <text:p>T-1</text:p>
          </table:table-cell>
          <table:table-cell office:value-type="float" office:value="3687.01" calcext:value-type="float">
            <text:p>3687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.4" calcext:value-type="float">
            <text:p>1.4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380 kWh</text:p>
          </table:table-cell>
          <table:table-cell office:value-type="float" office:value="2719.52" calcext:value-type="float">
            <text:p>2719.5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49" calcext:value-type="float">
            <text:p>449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T-1</text:p>
          </table:table-cell>
          <table:table-cell office:value-type="float" office:value="3443.76" calcext:value-type="float">
            <text:p>3443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333 kWh</text:p>
          </table:table-cell>
          <table:table-cell office:value-type="float" office:value="2373.42" calcext:value-type="float">
            <text:p>2373.4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96.42" calcext:value-type="float">
            <text:p>396.42</text:p>
          </table:table-cell>
          <table:table-cell office:value-type="float" office:value="26.17" calcext:value-type="float">
            <text:p>26.17</text:p>
          </table:table-cell>
          <table:table-cell office:value-type="string" calcext:value-type="string">
            <text:p>T-1</text:p>
          </table:table-cell>
          <table:table-cell office:value-type="float" office:value="3039.2" calcext:value-type="float">
            <text:p>3039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9.15" calcext:value-type="float">
            <text:p>9.15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312 kWh</text:p>
          </table:table-cell>
          <table:table-cell office:value-type="float" office:value="2215.05" calcext:value-type="float">
            <text:p>2215.05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72.28" calcext:value-type="float">
            <text:p>372.28</text:p>
          </table:table-cell>
          <table:table-cell office:value-type="float" office:value="24.57" calcext:value-type="float">
            <text:p>24.57</text:p>
          </table:table-cell>
          <table:table-cell office:value-type="string" calcext:value-type="string">
            <text:p>T-1</text:p>
          </table:table-cell>
          <table:table-cell office:value-type="float" office:value="2863.27" calcext:value-type="float">
            <text:p>2863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35:03.763000000</meta:creation-date>
    <dc:date>2018-03-27T21:37:43.562000000</dc:date>
    <meta:editing-duration>PT2M40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